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2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Default_20_Drawing_20_Style_5f_1_5f_1_5f_1_5f_1">
      <style:graphic-properties draw:stroke="none" svg:stroke-color="#000000" draw:marker-end="Arrowheads_20_30" draw:fill="none" draw:fill-color="#ffffff" draw:auto-grow-height="true" draw:auto-grow-width="false" fo:max-height="0cm" fo:min-height="3.861cm" loext:decorative="false"/>
      <style:paragraph-properties style:writing-mode="lr-tb"/>
    </style:style>
    <style:style style:name="gr5" style:family="graphic" style:parent-style-name="Default_20_Drawing_20_Style_5f_1_5f_1_5f_1_5f_1">
      <style:graphic-properties draw:stroke="none" svg:stroke-color="#000000" draw:fill="none" draw:fill-color="#ffffff" draw:textarea-horizontal-align="left" draw:auto-grow-height="true" draw:auto-grow-width="true" fo:min-height="0.822cm" fo:min-width="4.207cm" loext:decorative="false"/>
      <style:paragraph-properties style:writing-mode="lr-tb"/>
    </style:style>
    <style:style style:name="gr6" style:family="graphic" style:parent-style-name="Object_20_without_20_fill_5f_1_5f_1">
      <style:graphic-properties draw:marker-end="Arrowheads_20_55" draw:marker-end-width="0.3cm" draw:fill="none" draw:textarea-vertical-align="middle" loext:decorative="false"/>
    </style:style>
    <style:style style:name="gr7" style:family="graphic" style:parent-style-name="Default_20_Drawing_20_Style_5f_1_5f_1_5f_1_5f_1">
      <style:graphic-properties draw:stroke="solid" svg:stroke-width="0.2cm" svg:stroke-color="#ff0000" draw:marker-start-width="0.5cm" draw:marker-end-width="0.5cm" svg:stroke-opacity="50%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svg:stroke-color="#000000" draw:marker-end="Arrowheads_20_30" draw:fill="none" draw:fill-color="#ffffff" draw:auto-grow-height="true" draw:auto-grow-width="false" fo:max-height="0cm" fo:min-height="3.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7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106cm" loext:decorative="false"/>
      <style:paragraph-properties style:writing-mode="lr-tb"/>
    </style:style>
    <style:style style:name="gr12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14cm" loext:decorative="false"/>
      <style:paragraph-properties style:writing-mode="lr-tb"/>
    </style:style>
    <style:style style:name="gr15" style:family="graphic" style:parent-style-name="objectwithoutfill">
      <style:graphic-properties draw:stroke="dash" svg:stroke-color="#fe7f00" draw:marker-end="Arrowheads_20_58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22cm" loext:decorative="false"/>
      <style:paragraph-properties style:writing-mode="lr-tb"/>
    </style:style>
    <style:style style:name="gr17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18" style:family="graphic" style:parent-style-name="Default_20_Drawing_20_Style_5f_1_5f_1_5f_1">
      <style:graphic-properties draw:stroke="none" svg:stroke-color="#000000" draw:fill="none" draw:fill-color="#ffffff" draw:auto-grow-height="true" draw:auto-grow-width="false" fo:min-height="12.603cm" loext:decorative="false"/>
      <style:paragraph-properties style:writing-mode="lr-tb"/>
    </style:style>
    <style:style style:name="gr19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bababa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22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3" style:family="graphic" style:parent-style-name="standard">
      <style:graphic-properties draw:stroke="dash" svg:stroke-color="#fe7f00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 loext:decorative="false"/>
      <style:paragraph-properties style:writing-mode="lr-tb"/>
    </style:style>
    <style:style style:name="gr25" style:family="graphic" style:parent-style-name="standard">
      <style:graphic-properties fo:min-height="0.822cm" loext:decorative="false"/>
      <style:paragraph-properties style:writing-mode="lr-tb"/>
    </style:style>
    <style:style style:name="gr26" style:family="graphic" style:parent-style-name="objectwithoutfill">
      <style:graphic-properties draw:stroke="dash" svg:stroke-color="#fe7f00" draw:marker-end="Arrowheads_20_63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22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96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115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7" style:family="presentation" style:parent-style-name="Default-outline1">
      <style:graphic-properties fo:min-height="15.75cm" loext:decorative="false"/>
      <style:paragraph-properties style:writing-mode="lr-tb"/>
    </style:style>
    <style:style style:name="pr8" style:family="presentation" style:parent-style-name="Default-outline1">
      <style:graphic-properties draw:textarea-vertical-align="top" fo:min-height="15.75cm" loext:decorative="false"/>
      <style:paragraph-properties style:writing-mode="lr-tb"/>
    </style:style>
    <style:style style:name="pr9" style:family="presentation" style:parent-style-name="Default-outline1">
      <style:graphic-properties loext:decorative="false"/>
      <style:paragraph-properties style:writing-mode="lr-tb"/>
    </style:style>
    <style:style style:name="co1" style:family="table-column">
      <style:table-column-properties style:column-width="4.357cm" style:use-optimal-column-width="false"/>
    </style:style>
    <style:style style:name="co2" style:family="table-column">
      <style:table-column-properties style:column-width="10.333cm" style:use-optimal-column-width="false"/>
    </style:style>
    <style:style style:name="co3" style:family="table-column">
      <style:table-column-properties style:column-width="12.544cm" style:use-optimal-column-width="false"/>
    </style:style>
    <style:style style:name="co4" style:family="table-column">
      <style:table-column-properties style:column-width="4.585cm" style:use-optimal-column-width="false"/>
    </style:style>
    <style:style style:name="co5" style:family="table-column">
      <style:table-column-properties style:column-width="9.261cm" style:use-optimal-column-width="false"/>
    </style:style>
    <style:style style:name="co6" style:family="table-column">
      <style:table-column-properties style:column-width="12.695cm" style:use-optimal-column-width="false"/>
    </style:style>
    <style:style style:name="co7" style:family="table-column">
      <style:table-column-properties style:column-width="4.564cm" style:use-optimal-column-width="false"/>
    </style:style>
    <style:style style:name="co8" style:family="table-column">
      <style:table-column-properties style:column-width="12.222cm" style:use-optimal-column-width="false"/>
    </style:style>
    <style:style style:name="co9" style:family="table-column">
      <style:table-column-properties style:column-width="10.448cm" style:use-optimal-column-width="false"/>
    </style:style>
    <style:style style:name="ro1" style:family="table-row">
      <style:table-row-properties style:row-height="1.022cm" style:use-optimal-row-height="false"/>
    </style:style>
    <style:style style:name="ro2" style:family="table-row">
      <style:table-row-properties style:row-height="4.066cm" style:use-optimal-row-height="false"/>
    </style:style>
    <style:style style:name="ro3" style:family="table-row">
      <style:table-row-properties style:row-height="3.037cm" style:use-optimal-row-height="false"/>
    </style:style>
    <style:style style:name="ro4" style:family="table-row">
      <style:table-row-properties style:row-height="4.361cm" style:use-optimal-row-height="false"/>
    </style:style>
    <style:style style:name="ro5" style:family="table-row">
      <style:table-row-properties style:row-height="3.055cm" style:use-optimal-row-height="false"/>
    </style:style>
    <style:style style:name="ro6" style:family="table-row">
      <style:table-row-properties style:row-height="0.6cm" style:use-optimal-row-height="false"/>
    </style:style>
    <style:style style:name="ce1" style:family="table-cell">
      <loext:graphic-properties draw:fill="solid" draw:fill-color="#e8e8e8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666666" fo:border-right="0.03pt solid #666666" fo:border-top="none" fo:border-bottom="0.03pt solid #666666"/>
      <style:text-properties style:font-name="DejaVu Sans Condensed2" fo:font-size="20pt"/>
    </style:style>
    <style:style style:name="ce3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-left="0.03pt solid #666666" fo:border-right="0.03pt solid #666666" fo:border-top="none" fo:border-bottom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4" style:family="table-cell">
      <loext:graphic-properties draw:fill="none" draw:textarea-vertical-align="middle"/>
      <style:paragraph-properties fo:border="0.03pt solid #666666"/>
      <style:text-properties style:font-name="DejaVu Sans Condensed2" fo:font-size="20pt"/>
    </style:style>
    <style:style style:name="ce5" style:family="table-cell">
      <loext:graphic-properties draw:fill="none" draw:textarea-vertical-align="middle"/>
      <style:paragraph-properties fo:margin-left="0cm" fo:margin-right="0cm" fo:margin-top="0.3cm" fo:margin-bottom="0.3cm" fo:line-height="100%" fo:text-indent="0cm" fo:border="0.03pt solid #666666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ce6" style:family="table-cell">
      <loext:graphic-properties draw:fill="none" draw:textarea-vertical-align="middle"/>
      <style:paragraph-properties fo:text-align="center" fo:border="0.03pt solid #666666"/>
      <style:text-properties fo:color="#000000" loext:opacity="100%" style:font-name="DejaVu Sans Condensed2" fo:font-size="20pt" fo:font-weight="bold" style:font-weight-asian="bold" style:font-weight-complex="bold"/>
    </style:style>
    <style:style style:name="ce7" style:family="table-cell">
      <loext:graphic-properties draw:fill="solid" draw:fill-color="#ffffff" draw:textarea-vertical-align="middle"/>
      <style:paragraph-properties fo:border="0.03pt solid #666666"/>
      <style:text-properties style:font-name="DejaVu Sans Condensed2" fo:font-size="20pt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000000" loext:opacity="100%" style:font-name="DejaVu Sans Condensed2" fo:font-size="20pt" fo:font-weight="bold" style:font-weight-asian="bold" style:font-weight-complex="bold"/>
    </style:style>
    <style:style style:name="P10" style:family="paragraph">
      <style:text-properties style:font-name="DejaVu Sans Condensed2" fo:font-size="20pt"/>
    </style:style>
    <style:style style:name="P11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fo:color="#666666" loext:opacity="100%"/>
    </style:style>
    <style:style style:name="P13" style:family="paragraph">
      <loext:graphic-properties draw:fill="none" draw:fill-color="#ffffff"/>
      <style:text-properties style:font-name="DejaVu Mono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9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3" style:family="paragraph">
      <style:paragraph-properties style:writing-mode="lr-tb"/>
    </style:style>
    <style:style style:name="P24" style:family="paragraph">
      <style:paragraph-properties fo:margin-left="0cm" fo:margin-right="0cm" fo:margin-top="0.2cm" fo:margin-bottom="0.2cm" fo:line-height="115%" fo:text-indent="0cm"/>
    </style:style>
    <style:style style:name="P25" style:family="paragraph">
      <loext:graphic-properties draw:fill="none" draw:fill-color="#ffffff"/>
      <style:text-properties fo:font-size="22pt"/>
    </style:style>
    <style:style style:name="P26" style:family="paragraph">
      <loext:graphic-properties draw:fill="none"/>
      <style:paragraph-properties fo:text-align="center"/>
      <style:text-properties fo:color="#c46200" loext:opacity="100%"/>
    </style:style>
    <style:style style:name="P27" style:family="paragraph">
      <loext:graphic-properties draw:fill="none" draw:fill-color="#ffffff"/>
      <style:text-properties fo:color="#c46200" loext:opacity="100%"/>
    </style:style>
    <style:style style:name="P28" style:family="paragraph">
      <style:paragraph-properties fo:margin-left="0cm" fo:margin-right="0cm" fo:margin-top="0.4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29" style:family="paragraph">
      <style:paragraph-properties fo:line-height="115%"/>
    </style:style>
    <style:style style:name="P30" style:family="paragraph">
      <style:paragraph-properties fo:margin-top="0.3cm" fo:margin-bottom="0cm" fo:line-height="115%"/>
    </style:style>
    <style:style style:name="P31" style:family="paragraph">
      <loext:graphic-properties draw:fill="none" draw:fill-color="#ffffff"/>
      <style:paragraph-properties fo:line-height="115%"/>
      <style:text-properties style:use-window-font-color="true" loext:opacity="0%" fo:font-size="22pt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008400" loext:opacity="100%"/>
    </style:style>
    <style:style style:name="T5" style:family="text">
      <style:text-properties fo:color="#7f00fe" loext:opacity="100%"/>
    </style:style>
    <style:style style:name="T6" style:family="text">
      <style:text-properties fo:color="#00b4b4" loext:opacity="100%"/>
    </style:style>
    <style:style style:name="T7" style:family="text">
      <style:text-properties fo:color="#000000" loext:opacity="100%" style:font-name="DejaVu Sans Condensed2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ejaVu Sans Condensed2"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33% 58%" style:font-name="DejaVu Sans Condensed2" fo:font-size="18pt" style:font-size-asian="18pt" style:font-size-complex="18pt"/>
    </style:style>
    <style:style style:name="T12" style:family="text">
      <style:text-properties style:font-name="DejaVu Mono"/>
    </style:style>
    <style:style style:name="T13" style:family="text">
      <style:text-properties style:text-position="33% 58%" style:font-name="DejaVu Mono"/>
    </style:style>
    <style:style style:name="T14" style:family="text">
      <style:text-properties fo:color="#ff0000" loext:opacity="100%"/>
    </style:style>
    <style:style style:name="T15" style:family="text">
      <style:text-properties fo:color="#9c9c00" loext:opacity="100%"/>
    </style:style>
    <style:style style:name="T16" style:family="text">
      <style:text-properties fo:color="#9c9c00" loext:opacity="100%" style:text-position="super 58%"/>
    </style:style>
    <style:style style:name="T17" style:family="text">
      <style:text-properties fo:color="#e47200" loext:opacity="100%"/>
    </style:style>
    <style:style style:name="T18" style:family="text">
      <style:text-properties fo:color="#000000" loext:opacity="100%" style:font-name="DejaVu Sans Condensed2" fo:font-size="20pt" fo:font-weight="bold" style:font-weight-asian="bold" style:font-weight-complex="bold"/>
    </style:style>
    <style:style style:name="T19" style:family="text">
      <style:text-properties style:font-name="DejaVu Sans Condensed2" fo:font-size="20pt"/>
    </style:style>
    <style:style style:name="T20" style:family="text">
      <style:text-properties style:text-position="33% 58%" style:font-name="DejaVu Sans Condensed2" fo:font-size="20pt"/>
    </style:style>
    <style:style style:name="T21" style:family="text">
      <style:text-properties fo:color="#ff0000" loext:opacity="100%" style:font-name="DejaVu Sans Condensed2" fo:font-size="20pt"/>
    </style:style>
    <style:style style:name="T22" style:family="text">
      <style:text-properties fo:color="#ff0000" loext:opacity="100%" style:text-position="33% 58%" style:font-name="DejaVu Sans Condensed2" fo:font-size="20pt"/>
    </style:style>
    <style:style style:name="T23" style:family="text">
      <style:text-properties style:text-position="33% 58%"/>
    </style:style>
    <style:style style:name="T24" style:family="text">
      <style:text-properties fo:color="#ff0000" loext:opacity="100%" style:text-position="33% 58%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400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e7f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ejaVu Sans Condensed2" fo:font-size="20pt" fo:font-style="italic" style:font-style-asian="italic" style:font-style-complex="italic"/>
    </style:style>
    <style:style style:name="T34" style:family="text">
      <style:text-properties style:font-name="DejaVu Sans Condensed2" fo:font-size="20pt" fo:font-style="normal" style:font-style-asian="normal" style:font-style-complex="normal"/>
    </style:style>
    <style:style style:name="T35" style:family="text">
      <style:text-properties fo:color="#fe7f00" loext:opacity="100%" style:font-name="DejaVu Sans Condensed2" fo:font-size="20pt"/>
    </style:style>
    <style:style style:name="T36" style:family="text">
      <style:text-properties fo:color="#fe7f00" loext:opacity="100%" style:font-name="DejaVu Sans Condensed2" fo:font-size="20pt" fo:font-style="italic" style:font-style-asian="italic" style:font-style-complex="italic"/>
    </style:style>
    <style:style style:name="T37" style:family="text">
      <style:text-properties fo:color="#ff00ff" loext:opacity="100%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00caca" loext:opacity="100%"/>
    </style:style>
    <style:style style:name="T40" style:family="text">
      <style:text-properties fo:color="#666666" loext:opacity="100%" fo:font-size="22pt"/>
    </style:style>
    <style:style style:name="T41" style:family="text">
      <style:text-properties fo:color="#666666" loext:opacity="100%" style:text-position="super 58%" fo:font-size="22pt"/>
    </style:style>
    <style:style style:name="T42" style:family="text">
      <style:text-properties fo:font-size="22pt"/>
    </style:style>
    <style:style style:name="T43" style:family="text">
      <style:text-properties fo:font-variant="normal" fo:text-transform="none" fo:color="#00caca" loext:opacity="100%" style:text-outline="false" style:text-line-through-style="none" style:text-line-through-type="none" style:font-name="DejaVu Sans Condensed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e47200" loext:opacity="100%" style:text-outline="false" style:text-line-through-style="none" style:text-line-through-type="none" style:font-name="DejaVu Sans Condensed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00ff" loext:opacity="100%" style:text-outline="false" style:text-line-through-style="none" style:text-line-through-type="none" style:font-name="DejaVu Sans Condensed" fo:font-size="2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b000" loext:opacity="100%"/>
    </style:style>
    <style:style style:name="T47" style:family="text">
      <style:text-properties fo:color="#c46200" loext:opacity="100%"/>
    </style:style>
    <style:style style:name="T48" style:family="text">
      <style:text-properties style:text-position="super 58%"/>
    </style:style>
    <style:style style:name="T49" style:family="text">
      <style:text-properties style:use-window-font-color="true" loext:opacity="0%" fo:font-size="22pt"/>
    </style:style>
    <style:style style:name="T50" style:family="text">
      <style:text-properties fo:color="#666666" loext:opacity="100%" fo:font-size="20pt" style:font-size-asian="26pt" style:font-size-complex="26pt"/>
    </style:style>
    <style:style style:name="T51" style:family="text">
      <style:text-properties style:text-position="sub 58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Linguagem Sensível ao Contexto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m Sensível ao Contexto (LSC)</text:p>
          </draw:text-box>
        </draw:frame>
        <draw:frame presentation:style-name="pr1" draw:layer="layout" svg:width="26.157cm" svg:height="16.5cm" svg:x="1cm" svg:y="4cm" presentation:class="outline" presentation:user-transformed="true">
          <draw:text-box>
            <text:list text:style-name="L1">
              <text:list-item>
                <text:p>Algumas abreviações</text:p>
                <text:list>
                  <text:list-item>
                    <text:p><text:span text:style-name="T4">LC </text:span><text:span text:style-name="T4"><text:tab/></text:span><text:span text:style-name="T4">Livre de Contexto</text:span></text:p>
                  </text:list-item>
                  <text:list-item>
                    <text:p><text:span text:style-name="T4">LLC </text:span><text:span text:style-name="T4"><text:tab/></text:span><text:span text:style-name="T4">Linguagem Livre de Contexto</text:span></text:p>
                  </text:list-item>
                  <text:list-item>
                    <text:p><text:span text:style-name="T4">GLC </text:span><text:span text:style-name="T4"><text:tab/></text:span><text:span text:style-name="T4">Gramática Livre de Contexto</text:span></text:p>
                  </text:list-item>
                  <text:list-item>
                    <text:p><text:span text:style-name="T4">RLC </text:span><text:span text:style-name="T4"><text:tab/></text:span><text:span text:style-name="T4">Regra Livre de Contexto</text:span></text:p>
                  </text:list-item>
                  <text:list-item>
                    <text:p><text:span text:style-name="T5">SC </text:span><text:span text:style-name="T5"><text:tab/></text:span><text:span text:style-name="T5">Sensível ao Contexto</text:span></text:p>
                  </text:list-item>
                  <text:list-item>
                    <text:p><text:span text:style-name="T5">LSC </text:span><text:span text:style-name="T5"><text:tab/></text:span><text:span text:style-name="T5">Linguagem Sensível ao Contexto</text:span></text:p>
                  </text:list-item>
                  <text:list-item>
                    <text:p><text:span text:style-name="T5">GSC </text:span><text:span text:style-name="T5"><text:tab/></text:span><text:span text:style-name="T5">Gramática Sensível ao Contexto</text:span></text:p>
                  </text:list-item>
                  <text:list-item>
                    <text:p><text:span text:style-name="T5">RSC </text:span><text:span text:style-name="T5"><text:tab/></text:span><text:span text:style-name="T5">Regra Sensível ao Contexto</text:span></text:p>
                  </text:list-item>
                  <text:list-item>
                    <text:p><text:span text:style-name="T6">LR</text:span><text:span text:style-name="T6"><text:tab/></text:span><text:span text:style-name="T6"><text:tab/></text:span><text:span text:style-name="T6">Linguagem Regular</text:span></text:p>
                  </text:list-item>
                  <text:list-item>
                    <text:p><text:span text:style-name="T6">GR</text:span><text:span text:style-name="T6"><text:tab/></text:span><text:span text:style-name="T6"><text:tab/></text:span><text:span text:style-name="T6">Gramática Regular</text:span></text:p>
                  </text:list-item>
                  <text:list-item>
                    <text:p><text:span text:style-name="T6">MT</text:span><text:span text:style-name="T6"><text:tab/></text:span><text:span text:style-name="T6"><text:tab/></text:span><text:span text:style-name="T6">Máquina de Turing</text:span></text:p>
                  </text:list-item>
                  <text:list-item>
                    <text:p><text:span text:style-name="T6">AF</text:span><text:span text:style-name="T6"><text:tab/></text:span><text:span text:style-name="T6"><text:tab/></text:span><text:span text:style-name="T6">Autômato Fini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Hierarquia de Chomsky</text:p>
          </draw:text-box>
        </draw:frame>
        <draw:frame draw:style-name="gr2" draw:layer="layout" svg:width="27.233cm" svg:height="15.54cm" svg:x="0.3cm" svg:y="4.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7">Gramáticas</text:span></text:p>
              </table:table-cell>
              <table:table-cell>
                <text:p text:style-name="P9"><text:span text:style-name="T7"><text:s/>Regras</text:span></text:p>
              </table:table-cell>
              <table:table-cell>
                <text:p text:style-name="P9"><text:span text:style-name="T7">Ex. de ling. geradas, e reconhecedor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8">GR (tipo 3) Regulares</text:span></text:p>
              </table:table-cell>
              <table:table-cell>
                <text:p text:style-name="P10"><text:span text:style-name="T8">A→aB, A→b, (A→ε <text:s/>apenas para o símbolo inicial, se permitido)</text:span></text:p>
                <text:p text:style-name="P10"><text:span text:style-name="T8">A, B ∈ V <text:s text:c="5"/>(variáveis)</text:span></text:p>
                <text:p text:style-name="P10"><text:span text:style-name="T8">a, b ∈ T <text:s text:c="6"/>(terminais)</text:span></text:p>
              </table:table-cell>
              <table:table-cell table:style-name="ce3">
                <text:list text:style-name="L2">
                  <text:list-item>
                    <text:p text:style-name="P11"><text:span text:style-name="T9">{ ε, b, ab, aab, aaab, ... }</text:span><text:span text:style-name="T9"><text:line-break/></text:span><text:span text:style-name="T9">= { a</text:span><text:span text:style-name="T10">n </text:span><text:span text:style-name="T9">b | n ≥ 0} ∪ {ε}</text:span></text:p>
                  </text:list-item>
                  <text:list-item>
                    <text:p text:style-name="P11"><text:span text:style-name="T9">Autômato finito</text:span></text:p>
                  </text:list-item>
                </text:list>
              </table:table-cell>
            </table:table-row>
            <table:table-row table:style-name="ro3" table:default-cell-style-name="ce4">
              <table:table-cell>
                <text:p text:style-name="P10"><text:span text:style-name="T8">GLC (tipo 2) Livres de Contexto</text:span></text:p>
              </table:table-cell>
              <table:table-cell>
                <text:p text:style-name="P10"><text:span text:style-name="T8">A → α</text:span></text:p>
                <text:p text:style-name="P10"><text:span text:style-name="T8">A ∈ V <text:s/>, <text:s/>α ∈ (V ∪ T)</text:span><text:span text:style-name="T11">*</text:span></text:p>
                <text:p text:style-name="P10"><text:span text:style-name="T8">A: 1 única variável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b, aabb, aaabbb, aaaabbbb, ... }</text:span><text:span text:style-name="T9"><text:line-break/></text:span><text:span text:style-name="T9">= { a</text:span><text:span text:style-name="T10">n</text:span><text:span text:style-name="T9"> b</text:span><text:span text:style-name="T10">n</text:span><text:span text:style-name="T9"> | n &gt; 0 }</text:span></text:p>
                  </text:list-item>
                  <text:list-item>
                    <text:p text:style-name="P11"><text:span text:style-name="T9">Autômato com pilha</text:span></text:p>
                  </text:list-item>
                </text:list>
              </table:table-cell>
            </table:table-row>
            <table:table-row table:style-name="ro4" table:default-cell-style-name="ce4">
              <table:table-cell>
                <text:p text:style-name="P10"><text:span text:style-name="T8">GSC (tipo 1) Sensíveis ao</text:span></text:p>
                <text:p text:style-name="P10"><text:span text:style-name="T8">Contexto</text:span></text:p>
              </table:table-cell>
              <table:table-cell>
                <text:p text:style-name="P10"><text:span text:style-name="T8">α → β</text:span></text:p>
                <text:p text:style-name="P10"><text:span text:style-name="T8">α ∈ (V ∪ T)⁺ <text:s/>, <text:s/>β ∈ (V ∪ T)</text:span><text:span text:style-name="T11">*</text:span></text:p>
                <text:p text:style-name="P10"><text:span text:style-name="T8">| α | <text:s/>≤ <text:s/>| β |</text:span></text:p>
                <text:p text:style-name="P10"><text:span text:style-name="T8">S → ε, se S não aparece do lado direito de nenhuma regra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bc, aabbcc, aaabbbccc, ... }</text:span><text:span text:style-name="T9"><text:line-break/></text:span><text:span text:style-name="T9">= { a</text:span><text:span text:style-name="T10">n</text:span><text:span text:style-name="T9"> b</text:span><text:span text:style-name="T10">n</text:span><text:span text:style-name="T9"> c</text:span><text:span text:style-name="T10">n</text:span><text:span text:style-name="T9"> | n &gt; 0 }</text:span></text:p>
                  </text:list-item>
                  <text:list-item>
                    <text:p text:style-name="P11"><text:span text:style-name="T9">Autômato linearmente limitado</text:span></text:p>
                  </text:list-item>
                </text:list>
              </table:table-cell>
            </table:table-row>
            <table:table-row table:style-name="ro5" table:default-cell-style-name="ce4">
              <table:table-cell>
                <text:p text:style-name="P10"><text:span text:style-name="T8">GI (tipo 0) Irrestrita ou geral</text:span></text:p>
              </table:table-cell>
              <table:table-cell>
                <text:p text:style-name="P10"><text:span text:style-name="T8">α → β</text:span></text:p>
                <text:p text:style-name="P10"><text:span text:style-name="T8">α, β ∈ (V ∪ T)</text:span><text:span text:style-name="T11">*</text:span></text:p>
                <text:p text:style-name="P10"><text:span text:style-name="T8">α: pelo menos 1 símbolo de V</text:span></text:p>
              </table:table-cell>
              <table:table-cell table:style-name="ce5">
                <text:list text:continue-numbering="true" text:style-name="L2">
                  <text:list-item>
                    <text:p text:style-name="P11"><text:span text:style-name="T9">{ a, aa, aaaa, aaaaaaaa, ... }</text:span><text:span text:style-name="T9"><text:line-break/></text:span><text:span text:style-name="T9">= { <text:s text:c="6"/>| n ≥ 0}</text:span></text:p>
                  </text:list-item>
                  <text:list-item>
                    <text:p text:style-name="P11"><text:span text:style-name="T9">Máquina de Tur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1.143cm" svg:height="1.054cm" svg:x="17.018cm" svg:y="18.16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3" draw:layer="layout" svg:width="9.099cm" svg:height="4.111cm" svg:x="16.501cm" svg:y="0.5cm">
          <draw:text-box>
            <text:p><text:span text:style-name="T12">R <text:s text:c="3"/>a</text:span><text:span text:style-name="T13">n</text:span><text:span text:style-name="T12">b</text:span><text:span text:style-name="T12"><text:tab/></text:span><text:span text:style-name="T12"> <text:s text:c="3"/>ε, b, ab, aab <text:s/>AF</text:span></text:p>
            <text:p><text:span text:style-name="T12">LC <text:s/>a</text:span><text:span text:style-name="T13">n</text:span><text:span text:style-name="T12">b</text:span><text:span text:style-name="T13">n</text:span><text:span text:style-name="T12"> <text:s text:c="4"/>ab, aabb <text:s text:c="7"/>AFP</text:span></text:p>
            <text:p><text:span text:style-name="T12">SC <text:s/>a</text:span><text:span text:style-name="T13">n</text:span><text:span text:style-name="T12">b</text:span><text:span text:style-name="T13">n</text:span><text:span text:style-name="T12">c</text:span><text:span text:style-name="T13">n</text:span><text:span text:style-name="T12"> <text:s/>abc, aabbcc <text:s/>ALI</text:span></text:p>
            <text:p><text:span text:style-name="T12">I <text:s text:c="5"/>a</text:span><text:span text:style-name="T13">2^n</text:span><text:span text:style-name="T12"> </text:span><text:span text:style-name="T12"><text:tab/></text:span><text:span text:style-name="T12"> <text:s text:c="3"/>a, aa, aaaa <text:s text:c="2"/>MT</text:span></text:p>
          </draw:text-box>
        </draw:frame>
        <draw:frame draw:style-name="gr5" draw:text-style-name="P14" draw:layer="layout" svg:width="4.707cm" svg:height="1.072cm" svg:x="4.87cm" svg:y="3.306cm">
          <draw:text-box>
            <text:p>apenas estas</text:p>
          </draw:text-box>
        </draw:frame>
        <draw:line draw:style-name="gr6" draw:text-style-name="P15" draw:layer="layout" svg:x1="6.496cm" svg:y1="4.294cm" svg:x2="7.175cm" svg:y2="6.266cm">
          <text:p/>
        </draw:line>
        <draw:rect draw:style-name="gr7" draw:text-style-name="P16" draw:layer="layout" svg:width="27.386cm" svg:height="4.572cm" svg:x="0.3cm" svg:y="12.7cm">
          <text:p/>
        </draw:rect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ns Livres de Contexto (LL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Regras de produção na forma <text:s/><text:span text:style-name="T14">A → α</text:span></text:p>
                <text:list>
                  <text:list-item>
                    <text:p>Geradas por GLC com regras de produção que dependem apenas do símbolo atual, e não do “contexto em que ele aparece”</text:p>
                    <text:list>
                      <text:list-item>
                        <text:p>Depende da sequência de símbolos que precede ou segue</text:p>
                      </text:list-item>
                    </text:list>
                  </text:list-item>
                </text:list>
              </text:list-item>
              <text:list-item>
                <text:p><text:span text:style-name="T5">GLC</text:span> possuem regras na forma<text:line-break/><text:span text:style-name="T5">A → α</text:span> , onde <text:span text:style-name="T15">α ∈ ( V ∪ T )</text:span><text:span text:style-name="T16">*</text:span> <text:s/>e <text:s/><text:span text:style-name="T17">A ∈ V</text:span></text:p>
              </text:list-item>
            </text:list>
          </draw:text-box>
        </draw:frame>
        <draw:frame draw:style-name="gr8" draw:layer="layout" svg:width="26.54cm" svg:height="4.626cm" svg:x="0.707cm" svg:y="16.04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6" table:default-cell-style-name="ce6">
              <table:table-cell>
                <text:p text:style-name="P9"><text:span text:style-name="T18">Tipos de Gramáticas </text:span></text:p>
              </table:table-cell>
              <table:table-cell>
                <text:p text:style-name="P9"><text:span text:style-name="T18"><text:s/>Regras</text:span></text:p>
              </table:table-cell>
              <table:table-cell>
                <text:p text:style-name="P9"><text:span text:style-name="T18">Exemplos de</text:span></text:p>
                <text:p text:style-name="P9"><text:span text:style-name="T18">linguagens geradas</text:span></text:p>
              </table:table-cell>
            </table:table-row>
            <table:table-row table:style-name="ro6" table:default-cell-style-name="ce4">
              <table:table-cell>
                <text:p text:style-name="P10"><text:span text:style-name="T19">Livres de Contexto GLC (tipo 2)</text:span></text:p>
              </table:table-cell>
              <table:table-cell>
                <text:p text:style-name="P10"><text:span text:style-name="T19">A → α</text:span></text:p>
                <text:p text:style-name="P10"><text:span text:style-name="T19">A ∈ V <text:s/>, <text:s/>α ∈ (V ∪ T)</text:span><text:span text:style-name="T20">*</text:span></text:p>
                <text:p text:style-name="P10"><text:span text:style-name="T19">A: 1 única variável esq.</text:span></text:p>
              </table:table-cell>
              <table:table-cell>
                <text:p text:style-name="P10"><text:span text:style-name="T19">{ ab, aabb, aaabbb, aaaabbbb, ... }</text:span><text:span text:style-name="T19"><text:line-break/></text:span><text:span text:style-name="T19">= { </text:span><text:span text:style-name="T21">a</text:span><text:span text:style-name="T22">n</text:span><text:span text:style-name="T21"> b</text:span><text:span text:style-name="T22">n</text:span><text:span text:style-name="T19"> | n &gt; 0 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4" draw:layer="layout" svg:width="8.726cm" svg:height="3.55cm" svg:x="18.5cm" svg:y="11.45cm">
          <draw:text-box>
            <text:p>R <text:s text:c="3"/>a<text:span text:style-name="T23">n</text:span>b<text:tab/> <text:s text:c="3"/><text:tab/>ε,b,ab,aab</text:p>
            <text:p><text:span text:style-name="T14">LC <text:s/>a</text:span><text:span text:style-name="T24">n</text:span><text:span text:style-name="T14">b</text:span><text:span text:style-name="T24">n</text:span><text:span text:style-name="T14"> <text:s text:c="4"/></text:span><text:span text:style-name="T14"><text:tab/></text:span><text:span text:style-name="T14">ab, aabb</text:span></text:p>
            <text:p>SC <text:s/>a<text:span text:style-name="T23">n</text:span>b<text:span text:style-name="T23">n</text:span>c<text:span text:style-name="T23">n</text:span> <text:s/><text:tab/>abc, aabbcc</text:p>
            <text:p>I <text:s text:c="4"/>a<text:span text:style-name="T23">2^n</text:span> <text:tab/>a, aa, aaaa</text:p>
          </draw:text-box>
        </draw:frame>
        <draw:frame draw:style-name="gr10" draw:text-style-name="P14" draw:layer="layout" svg:width="3.289cm" svg:height="1.072cm" svg:x="9.652cm" svg:y="2.357cm">
          <draw:text-box>
            <text:p>(já visto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eciso reconhecer o comando <text:span text:style-name="T25">print(texto)</text:span></text:p>
              </text:list-item>
              <text:list-item>
                <text:p>A gramática pode ser definida como:<text:line-break/>S → "print" E<text:line-break/>E → "(" T ")"<text:line-break/>T → "texto"</text:p>
              </text:list-item>
              <text:list-item>
                <text:p>Exemplo de reconhecimento:</text:p>
                <text:list>
                  <text:list-item>
                    <text:p>S ⇒ "print" E ⇒ "print" "(" T ")" ⇒ "print" "(" "texto" ")"</text:p>
                    <text:p/>
                  </text:list-item>
                </text:list>
              </text:list-item>
            </text:list>
          </draw:text-box>
        </draw:frame>
        <draw:frame draw:style-name="gr11" draw:text-style-name="P14" draw:layer="layout" svg:width="21.971cm" svg:height="4.356cm" svg:x="3.302cm" svg:y="15.748cm">
          <draw:text-box>
            <text:list text:style-name="L2">
              <text:list-item>
                <text:p>Para que "print(texto)" seja reconhecido, precisa existir uma sequência de derivações começando de S até essa cadeia, seguindo as regras da gramática definida</text:p>
              </text:list-item>
              <text:list-item>
                <text:p>"print" e "texto" seriam tokens reconhecidos na etapa de análise léxica</text:p>
              </text:list-item>
            </text:list>
          </draw:text-box>
        </draw:frame>
        <draw:frame draw:style-name="gr11" draw:text-style-name="P14" draw:layer="layout" svg:width="9.398cm" svg:height="4.356cm" svg:x="18.034cm" svg:y="7.493cm">
          <draw:text-box>
            <text:p>"→" = símbolo de produção ou regra de derivação</text:p>
            <text:p>"⇒" = <text:s/>símbolo de deriv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Linguagens Sensíveis ao Contexto (LSC)</text:p>
          </draw:text-box>
        </draw:frame>
        <draw:frame presentation:style-name="pr1" draw:layer="layout" svg:width="26.707cm" svg:height="16.74cm" svg:x="1cm" svg:y="3.76cm" presentation:class="outline" presentation:user-transformed="true">
          <draw:text-box>
            <text:list text:style-name="L1">
              <text:list-item>
                <text:p text:style-name="P18"><text:span text:style-name="T26">Regras de produção na forma <text:s/></text:span><text:span text:style-name="T27">αAβ → αγβ <text:s text:c="5"/>(γ≠ϵ)</text:span></text:p>
                <text:list>
                  <text:list-item>
                    <text:p text:style-name="P19"><text:span text:style-name="T28">Geradas por gramáticas que têm regras de produção que </text:span><text:span text:style-name="T28"><text:line-break/></text:span><text:span text:style-name="T29">“dependem do contexto em que o símbolo atual aparece”</text:span></text:p>
                    <text:list>
                      <text:list-item>
                        <text:p text:style-name="P19"><text:span text:style-name="T30">Dependem não apenas do símbolo atual, mas também da sequência de símbolos que o precedem ou o seguem</text:span></text:p>
                        <text:list>
                          <text:list-item>
                            <text:p text:style-name="P19"><text:span text:style-name="T31">α e β representam o contexto</text:span><text:span text:style-name="T31"><text:line-break/></text:span><text:span text:style-name="T31">Ex.: <text:s/>aAc→aBc <text:s/>só pode ser aplicada se a A estiver entre a e 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<text:span text:style-name="T32">RSC : o tamanho do lado esquerdo é <text:s/>≤ <text:s/>ao do lado direito</text:span></text:p>
              </text:list-item>
              <text:list-item>
                <text:p text:style-name="P18"><text:span text:style-name="T26">GSC : é tupla G = ( V, T, P, S ) onde toda regra em P é uma RSC</text:span></text:p>
              </text:list-item>
            </text:list>
          </draw:text-box>
        </draw:frame>
        <draw:frame draw:style-name="gr8" draw:layer="layout" svg:width="27.233cm" svg:height="3.544cm" svg:x="0.273cm" svg:y="17.0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ce7">
              <table:table-cell>
                <text:p text:style-name="P10"><text:span text:style-name="T19">Sensíveis ao</text:span></text:p>
                <text:p text:style-name="P10"><text:span text:style-name="T19">Contexto GSC (tipo 1)</text:span></text:p>
              </table:table-cell>
              <table:table-cell>
                <text:p text:style-name="P10"><text:span text:style-name="T33">α</text:span><text:span text:style-name="T34"> → </text:span><text:span text:style-name="T33">β</text:span></text:p>
                <text:p text:style-name="P10"><text:span text:style-name="T33">α</text:span><text:span text:style-name="T19"> ∈ (V ∪ T)⁺ <text:s/>, <text:s/></text:span><text:span text:style-name="T33">β</text:span><text:span text:style-name="T19"> ∈ (V ∪ T)</text:span><text:span text:style-name="T20">*</text:span></text:p>
                <text:p text:style-name="P10"><text:span text:style-name="T35">| </text:span><text:span text:style-name="T36">α</text:span><text:span text:style-name="T35"> | <text:s/>≤ <text:s/>| </text:span><text:span text:style-name="T36">β</text:span><text:span text:style-name="T35"> |</text:span></text:p>
                <text:p text:style-name="P10"><text:span text:style-name="T19">S → ε , se S não aparece do lado dir.</text:span></text:p>
              </table:table-cell>
              <table:table-cell>
                <text:p text:style-name="P10"><text:span text:style-name="T19">{ abc, aabbcc, aaabbbccc, ... }</text:span></text:p>
                <text:p text:style-name="P10"><text:span text:style-name="T19">= { </text:span><text:span text:style-name="T21">a</text:span><text:span text:style-name="T22">n</text:span><text:span text:style-name="T21"> b</text:span><text:span text:style-name="T22">n</text:span><text:span text:style-name="T21"> c</text:span><text:span text:style-name="T22">n</text:span><text:span text:style-name="T19"> | n &gt; 0 }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2" draw:text-style-name="P15" draw:layer="layout" svg:x1="3.81cm" svg:y1="9.525cm" svg:x2="13.716cm" svg:y2="4.699cm">
          <text:p/>
        </draw:line>
        <draw:line draw:style-name="gr13" draw:text-style-name="P15" draw:layer="layout" svg:x1="5.588cm" svg:y1="9.525cm" svg:x2="14.859cm" svg:y2="4.953cm">
          <text:p/>
        </draw:line>
        <draw:frame draw:style-name="gr14" draw:text-style-name="P14" draw:layer="layout" svg:width="19.304cm" svg:height="1.264cm" svg:x="8.636cm" svg:y="15.748cm">
          <draw:text-box>
            <text:p>| α | representa o tamanho (ou comprimento) da cadeia α</text:p>
          </draw:text-box>
        </draw:frame>
        <draw:line draw:style-name="gr15" draw:text-style-name="P15" draw:layer="layout" svg:x1="12.065cm" svg:y1="13.335cm" svg:x2="9.017cm" svg:y2="18.796cm">
          <text:p/>
        </draw:line>
        <draw:frame draw:style-name="gr16" draw:text-style-name="P14" draw:layer="layout" svg:width="19.685cm" svg:height="1.072cm" svg:x="7.62cm" svg:y="2.357cm">
          <draw:text-box>
            <text:p text:style-name="P20">RSC = Regra Sensível ao Contexto</text:p>
          </draw:text-box>
        </draw:frame>
        <draw:line draw:style-name="gr17" draw:text-style-name="P15" draw:layer="layout" svg:x1="8.636cm" svg:y1="16.51cm" svg:x2="6.477cm" svg:y2="19.0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mpiladores e analisadores sintátic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 prática, as <text:s/>GSC <text:s/>não são utilizadas na construção de <text:s/>analisadores sintáticos, pois acarretaria em um mecanismo de análise complicado e ineficiente</text:p>
                <text:list>
                  <text:list-item>
                    <text:p>A derivação de uma cadeia em uma <text:s/>GSC <text:s/>não possui uma estrutura que represente tão bem a cadeia do ponto de vista hierárquico,</text:p>
                    <text:list>
                      <text:list-item>
                        <text:p>como é o caso das <text:span text:style-name="T37">árvores de análise</text:span> para as <text:s/>LLC</text:p>
                      </text:list-item>
                    </text:list>
                  </text:list-item>
                </text:list>
              </text:list-item>
              <text:list-item>
                <text:p>Compiladores usam analisadores guiados por <text:s/><text:span text:style-name="T17">GLC</text:span> ,</text:p>
                <text:list>
                  <text:list-item>
                    <text:p>e alguns mecanismos mais sofisticados que as <text:s/>GSC , para dar conta de análise de contex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21">Seja a gramática G = ( V, T, P, S ). <text:s/>As <text:s/>RSC <text:s/>têm as formas:</text:p>
                <text:list>
                  <text:list-item>
                    <text:p><text:span text:style-name="T14">α → β</text:span> , com <text:s/><text:span text:style-name="T14">α, β ∈ ( V ∪ T )</text:span><text:span text:style-name="T24">+</text:span> <text:s/>, <text:s/><text:span text:style-name="T14">α</text:span> <text:s/>possuindo pelo menos uma ocorrência de variável , e <text:s/><text:span text:style-name="T14">|α| ≤ |β|</text:span></text:p>
                    <text:list>
                      <text:list-item>
                        <text:p>Tanto <text:span text:style-name="T14">α</text:span> quanto <text:span text:style-name="T14">β</text:span> são sequências não vazias de símbolos, onde cada símbolo pode ser uma variável <text:span text:style-name="T14">V</text:span> ou um terminal <text:span text:style-name="T14">T</text:span></text:p>
                      </text:list-item>
                    </text:list>
                  </text:list-item>
                  <text:list-item>
                    <text:p><text:span text:style-name="T14">S → ε</text:span> , se <text:span text:style-name="T14">S</text:span> é o símbolo inicial e não ocorre à direita de todas as regras da gramática</text:p>
                    <text:list>
                      <text:list-item>
                        <text:p>Esta é a condição adicional que permite que o símbolo inicial <text:span text:style-name="T14">S</text:span> seja substituído pelo símbolo vazio <text:span text:style-name="T14">ε</text:span> , desde que <text:span text:style-name="T14">S</text:span> não ocorra à direita de nenhuma regra da gramát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inguagem Sensível ao Contexto (LSC)</text:p>
          </draw:text-box>
        </draw:frame>
        <draw:frame presentation:style-name="pr1" draw:layer="layout" svg:width="26.432cm" svg:height="16.5cm" svg:x="1cm" svg:y="4cm" presentation:class="outline" presentation:user-transformed="true">
          <draw:text-box>
            <text:list text:style-name="L1">
              <text:list-item>
                <text:p>L é uma LSC se, e somente se, existe uma GSC G tal que L = L(G)</text:p>
                <text:list>
                  <text:list-item>
                    <text:p text:style-name="P22"><text:span text:style-name="T38">LSC = Linguagem Sensível ao Contexto</text:span></text:p>
                  </text:list-item>
                  <text:list-item>
                    <text:p text:style-name="P22"><text:span text:style-name="T38">GSC = Gramática Sensível ao Contexto (regras da forma αAβ→αγβ, com γ≠ϵ, exceto para S→ϵ)</text:span></text:p>
                  </text:list-item>
                  <text:list-item>
                    <text:p text:style-name="P22"><text:span text:style-name="T38">L(G) = Conjunto de cadeias geradas por G a partir do símbolo inicial</text:span></text:p>
                  </text:list-item>
                </text:list>
              </text:list-item>
              <text:list-item>
                <text:p>LSCs são definidas por gramáticas com regras sensíveis ao contexto (αAβ → αγβ), onde a substituição de A por γ depende do contexto (α e β)</text:p>
              </text:list-item>
              <text:list-item>
                <text:p>Em contraste, LLCs são definidas por gramáticas com regras livres de contexto (A → γ), sem dependência do con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23">Exemplo - LSC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Seja a linguagem {a<text:span text:style-name="T23">n</text:span> b<text:span text:style-name="T23">n</text:span> c<text:span text:style-name="T23">n</text:span> | 0 &lt; n } gerada pela GSC:</text:p>
                <text:list>
                  <text:list-item>
                    <text:p><text:span text:style-name="T39">S</text:span> → ABc</text:p>
                  </text:list-item>
                  <text:list-item>
                    <text:p>AB → AABBC</text:p>
                  </text:list-item>
                  <text:list-item>
                    <text:p>CB → BC</text:p>
                  </text:list-item>
                  <text:list-item>
                    <text:p>Cc → cc</text:p>
                  </text:list-item>
                  <text:list-item>
                    <text:p>Bc → bc</text:p>
                  </text:list-item>
                  <text:list-item>
                    <text:p>Bb → bb</text:p>
                  </text:list-item>
                  <text:list-item>
                    <text:p>Ab → ab</text:p>
                  </text:list-item>
                  <text:list-item>
                    <text:p>Aa → aa</text:p>
                  </text:list-item>
                </text:list>
              </text:list-item>
            </text:list>
          </draw:text-box>
        </draw:frame>
        <draw:frame draw:style-name="gr18" draw:text-style-name="P25" draw:layer="layout" svg:width="12.637cm" svg:height="12.853cm" svg:x="13.043cm" svg:y="6.498cm">
          <draw:text-box>
            <text:p><text:span text:style-name="T40">Derivação de a</text:span><text:span text:style-name="T41">3</text:span><text:span text:style-name="T40">b</text:span><text:span text:style-name="T41">3</text:span><text:span text:style-name="T40">c</text:span><text:span text:style-name="T41">3</text:span><text:span text:style-name="T40"> :</text:span></text:p>
            <text:p><text:span text:style-name="T42"/></text:p>
            <text:p text:style-name="P24"><text:span text:style-name="T43">S</text:span><text:span text:style-name="T44"> ⇒ </text:span><text:span text:style-name="T45">AB</text:span><text:span text:style-name="T44">c ⇒ A</text:span><text:span text:style-name="T45">ABBC</text:span><text:span text:style-name="T44">c</text:span></text:p>
            <text:p text:style-name="P24"><text:span text:style-name="T44">A</text:span><text:span text:style-name="T45">AB</text:span><text:span text:style-name="T44">BCc ⇒ A</text:span><text:span text:style-name="T45">AABBC</text:span><text:span text:style-name="T44">BCc</text:span></text:p>
            <text:p text:style-name="P24"><text:span text:style-name="T44">AAABB</text:span><text:span text:style-name="T45">CB</text:span><text:span text:style-name="T44">Cc ⇒ AAABB</text:span><text:span text:style-name="T45">BC</text:span><text:span text:style-name="T44">Cc</text:span></text:p>
            <text:p text:style-name="P24"><text:span text:style-name="T44">AAABBBC</text:span><text:span text:style-name="T45">Cc</text:span><text:span text:style-name="T44"> ⇒ AAABBBC</text:span><text:span text:style-name="T45">cc</text:span></text:p>
            <text:p text:style-name="P24"><text:span text:style-name="T44">AAABBB</text:span><text:span text:style-name="T45">Cc</text:span><text:span text:style-name="T44">c ⇒ AAABBB</text:span><text:span text:style-name="T45">cc</text:span><text:span text:style-name="T44">c</text:span></text:p>
            <text:p text:style-name="P24"><text:span text:style-name="T44">AAABB</text:span><text:span text:style-name="T45">Bc</text:span><text:span text:style-name="T44">cc ⇒ AAABB</text:span><text:span text:style-name="T45">bc</text:span><text:span text:style-name="T44">cc</text:span></text:p>
            <text:p text:style-name="P24"><text:span text:style-name="T44">AAABBbccc ⇒ <text:s/>(...) ⇒ Aaabbbccc</text:span></text:p>
            <text:p text:style-name="P24"><text:span text:style-name="T45">Aa</text:span><text:span text:style-name="T44">abbbccc ⇒</text:span><text:span text:style-name="T45"> aa</text:span><text:span text:style-name="T44">abbbccc</text:span></text:p>
          </draw:text-box>
        </draw:frame>
        <draw:line draw:style-name="gr19" draw:text-style-name="P26" draw:layer="layout" svg:x1="16.988cm" svg:y1="9.82cm" svg:x2="16.181cm" svg:y2="10.278cm">
          <text:p/>
        </draw:line>
        <draw:line draw:style-name="gr20" draw:layer="layout" svg:x1="7.48cm" svg:y1="7.047cm" svg:x2="14.756cm" svg:y2="8.955cm">
          <text:p/>
        </draw:line>
        <draw:line draw:style-name="gr20" draw:layer="layout" svg:x1="7.48cm" svg:y1="7.047cm" svg:x2="13.891cm" svg:y2="10.253cm">
          <text:p/>
        </draw:line>
        <draw:frame draw:style-name="gr21" draw:text-style-name="P27" draw:layer="layout" svg:width="4.833cm" svg:height="1.072cm" svg:x="7.736cm" svg:y="5.342cm">
          <draw:text-box>
            <text:p>inicial</text:p>
          </draw:text-box>
        </draw:frame>
        <draw:line draw:style-name="gr22" draw:text-style-name="P26" draw:layer="layout" svg:x1="7.506cm" svg:y1="5.851cm" svg:x2="6.259cm" svg:y2="5.851cm">
          <text:p/>
        </draw:line>
        <draw:rect draw:style-name="gr23" draw:text-style-name="P16" draw:layer="layout" svg:width="4.445cm" svg:height="1.016cm" svg:x="17.907cm" svg:y="17.653cm">
          <text:p/>
        </draw:rect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Na derivação de <text:span text:style-name="T14">aaa</text:span><text:span text:style-name="T37">bbb</text:span><text:span text:style-name="T14">ccc</text:span> , as regras poderiam ter sido aplicadas em outra ordem, que não a exibida, e assim mesmo<text:line-break/><text:span text:style-name="T46">a mesma cadeia seria derivada</text:span></text:p>
              </text:list-item>
              <text:list-item>
                <text:p>Por exemplo, a partir de AAABBCBCc , podemos derivar <text:span text:style-name="T5">AAABBCBcc</text:span> ao invés de AAABBBCCc </text:p>
                <text:list>
                  <text:list-item>
                    <text:p>a partir de <text:span text:style-name="T5">AAABBCBcc</text:span> só poderíamos derivar AAABBBCcc, </text:p>
                    <text:list>
                      <text:list-item>
                        <text:p>enquanto que a partir da cadeia AAABBBCCc só é possível derivar AAABBBCcc</text:p>
                      </text:list-item>
                    </text:list>
                  </text:list-item>
                </text:list>
              </text:list-item>
              <text:list-item>
                <text:p>Desta forma, podemos observar que <text:span text:style-name="T47">qualquer sequência de aplicações de regras</text:span> da gramática <text:span text:style-name="T47">gera cadeias da linguagem</text:span> em quest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3">Exemplo - GSC</text:p>
          </draw:text-box>
        </draw:frame>
        <draw:frame presentation:style-name="pr7" draw:layer="layout" svg:width="26cm" svg:height="16.5cm" svg:x="1cm" svg:y="4cm" presentation:class="outline" presentation:user-transformed="true">
          <draw:text-box>
            <text:p>GSC que gera a L = { <text:span text:style-name="T14">ww</text:span> | w ∈ { a, b }<text:span text:style-name="T48">*</text:span> } :</text:p>
            <text:p>1) <text:s/><text:span text:style-name="T39">S</text:span> → RT | aa | bb</text:p>
            <text:p text:style-name="P28"><text:span text:style-name="T26">2) <text:s/>R → RaA | RbB | aaM | abN | baO | bbP</text:span></text:p>
            <text:p text:style-name="P28"><text:span text:style-name="T26">3) <text:s/>Aa → aA </text:span><text:span text:style-name="T26"><text:line-break/></text:span><text:span text:style-name="T26"> <text:s text:c="4"/>Ab → bA</text:span><text:span text:style-name="T26"><text:line-break/></text:span><text:span text:style-name="T26"> <text:s text:c="4"/>AT → Ta</text:span></text:p>
            <text:p text:style-name="P28"><text:span text:style-name="T26">4) <text:s/>Ba → aB</text:span><text:span text:style-name="T26"><text:line-break/></text:span><text:span text:style-name="T26"> <text:s text:c="4"/>Bb → bB</text:span><text:span text:style-name="T26"><text:line-break/></text:span><text:span text:style-name="T26"> <text:s text:c="4"/>BT → Tb</text:span></text:p>
            <text:p text:style-name="P28"><text:span text:style-name="T26">5) <text:s/>Ma → aM</text:span><text:span text:style-name="T26"><text:line-break/></text:span><text:span text:style-name="T26"> <text:s text:c="4"/>Mb → bM</text:span><text:span text:style-name="T26"><text:line-break/></text:span><text:span text:style-name="T26"> <text:s text:c="4"/>MT → aa</text:span></text:p>
          </draw:text-box>
        </draw:frame>
        <draw:frame draw:style-name="gr21" draw:text-style-name="P27" draw:layer="layout" svg:width="5.368cm" svg:height="1.072cm" svg:x="10.686cm" svg:y="6.054cm">
          <draw:text-box>
            <text:p><text:span text:style-name="T39">S</text:span> = inicial</text:p>
          </draw:text-box>
        </draw:frame>
        <draw:frame draw:style-name="gr24" draw:text-style-name="P31" draw:layer="layout" svg:width="7.251cm" svg:height="10.272cm" svg:x="15.248cm" svg:y="9.588cm">
          <draw:text-box>
            <text:p text:style-name="P29"><text:span text:style-name="T49">6) <text:s/>Na → aN </text:span><text:span text:style-name="T49"><text:line-break/></text:span><text:span text:style-name="T49"> <text:s text:c="4"/>Nb → bN</text:span><text:span text:style-name="T49"><text:line-break/></text:span><text:span text:style-name="T49"> <text:s text:c="4"/>NT → ab</text:span></text:p>
            <text:p text:style-name="P30"><text:span text:style-name="T49">7) <text:s/>Oa → aO</text:span><text:span text:style-name="T49"><text:line-break/></text:span><text:span text:style-name="T49"> <text:s text:c="4"/>Ob → bO</text:span><text:span text:style-name="T49"><text:line-break/></text:span><text:span text:style-name="T49"> <text:s text:c="4"/>OT → ba</text:span></text:p>
            <text:p text:style-name="P30"><text:span text:style-name="T49">8) <text:s/>Pa → aP</text:span><text:span text:style-name="T49"><text:line-break/></text:span><text:span text:style-name="T49"> <text:s text:c="4"/>Pb → bP</text:span><text:span text:style-name="T49"><text:line-break/></text:span><text:span text:style-name="T49"> <text:s text:c="4"/>PT → bb</text:span></text:p>
          </draw:text-box>
        </draw:frame>
        <draw:frame draw:style-name="gr25" draw:layer="layout" svg:width="4.555cm" svg:height="1.072cm" svg:x="10.212cm" svg:y="19.797cm">
          <draw:text-box>
            <text:p>(continua)</text:p>
          </draw:text-box>
        </draw:frame>
        <draw:line draw:style-name="gr26" draw:text-style-name="P15" draw:layer="layout" svg:x1="10.414cm" svg:y1="6.477cm" svg:x2="9.525cm" svg:y2="6.47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23">Exemplo - GSC<text:span text:style-name="T50"> <text:s text:c="3"/>(continuação)</text:span>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A gramática é projetada para processar palavras <text:span text:style-name="T14">w</text:span> de forma ordenada e sensível ao contexto</text:p>
              </text:list-item>
              <text:list-item>
                <text:p>Ela lê <text:span text:style-name="T14">w</text:span> no prefixo <text:span text:style-name="T14">R</text:span> e garante, por meio de regras intermediárias e sensíveis ao contexto, que o sufixo <text:span text:style-name="T14">T</text:span> será uma cópia idêntica de <text:span text:style-name="T14">w</text:span>, resultando em <text:span text:style-name="T14">ww</text:span></text:p>
              </text:list-item>
              <text:list-item>
                <text:p>Exemplo de derivação<text:line-break/></text:p>
                <text:list>
                  <text:list-header>
                    <text:p>S ⇒ RT ⇒ <text:span text:style-name="T14">RaA</text:span>T ⇒ <text:span text:style-name="T14">bbP</text:span>aAT ⇒ bb<text:span text:style-name="T14">aP</text:span>AT ⇒ bbaP<text:span text:style-name="T14">Ta</text:span> ⇒ bba<text:span text:style-name="T14">bba</text:span></text:p>
                  </text:list-header>
                </text:list>
              </text:list-item>
            </text:list>
          </draw:text-box>
        </draw:frame>
        <draw:frame draw:style-name="gr27" draw:text-style-name="P14" draw:layer="layout" svg:width="2.729cm" svg:height="1.072cm" svg:x="5cm" svg:y="16cm">
          <draw:text-box>
            <text:p>R→RaA</text:p>
          </draw:text-box>
        </draw:frame>
        <draw:frame draw:style-name="gr28" draw:text-style-name="P14" draw:layer="layout" svg:width="3.072cm" svg:height="1.072cm" svg:x="8.5cm" svg:y="16cm">
          <draw:text-box>
            <text:p>R→bbP</text:p>
          </draw:text-box>
        </draw:frame>
        <draw:frame draw:style-name="gr21" draw:text-style-name="P14" draw:layer="layout" svg:width="2.708cm" svg:height="1.072cm" svg:x="12.792cm" svg:y="16cm">
          <draw:text-box>
            <text:p>Pa→aP</text:p>
          </draw:text-box>
        </draw:frame>
        <draw:frame draw:style-name="gr29" draw:text-style-name="P14" draw:layer="layout" svg:width="2.466cm" svg:height="1.072cm" svg:x="16cm" svg:y="16cm">
          <draw:text-box>
            <text:p>AT→Ta</text:p>
          </draw:text-box>
        </draw:frame>
        <draw:frame draw:style-name="gr30" draw:text-style-name="P14" draw:layer="layout" svg:width="2.615cm" svg:height="1.072cm" svg:x="19.5cm" svg:y="16cm">
          <draw:text-box>
            <text:p>PT→bb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Gramática Sensível ao Contexto (GSC)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GSC, como possuem regras apenas na forma <text:line-break/><text:line-break/><text:tab/><text:tab/><text:span text:style-name="T14">α → β, onde |α| ≤ |β|</text:span> <text:s text:c="3"/>, <text:line-break/><text:line-break/>garantem que é computável o problema de determinar se uma cadeia pertence ou não à linguagem gerada pela gramática G</text:p>
                <text:list>
                  <text:list-item>
                    <text:p>Isto é, existe um programa de computador que implementa esta decisão</text:p>
                  </text:list-item>
                </text:list>
              </text:list-item>
              <text:list-item>
                <text:p>Isto é consequência do fato de que a cada uso de regra no processo de verificação, <text:span text:style-name="T14">a cadeia sendo gerada nunca diminui de tamanh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3">GSC</text:p>
          </draw:text-box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Devido às regras das GSC, onde uma cadeia gerada nunca diminui de tamanho,</text:p>
                <text:list>
                  <text:list-item>
                    <text:p>é possível criar um programa de computador que <text:span text:style-name="T37">decida</text:span> se uma cadeia pertence à linguagem gerada por uma gramática G</text:p>
                  </text:list-item>
                </text:list>
              </text:list-item>
              <text:list-item>
                <text:p>Com um número finito de aplicações de regras que não aumentam o tamanho da cadeia, podemos concluir que a cadeia <text:span text:style-name="T14">w</text:span> pertence à linguagem <text:span text:style-name="T14">L(G)</text:span> e é derivada pela gramática</text:p>
              </text:list-item>
              <text:list-item>
                <text:p>Porém, se todas as possíveis derivações resultam em cadeias maiores que <text:span text:style-name="T14">w</text:span>, isso indica que <text:span text:style-name="T14">G</text:span> não pode derivar <text:span text:style-name="T14">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 text:style-name="P23">RLC é RSC</text:p>
          </draw:text-box>
        </draw:frame>
        <draw:frame presentation:style-name="pr8" draw:layer="layout" svg:width="26cm" svg:height="16.5cm" svg:x="1cm" svg:y="4cm" presentation:class="outline">
          <draw:text-box>
            <text:list text:style-name="L1">
              <text:list-item>
                <text:p>Com a exceção de regras da forma <text:span text:style-name="T14">A → ε</text:span> , toda RLC é uma RSC</text:p>
              </text:list-item>
              <text:list-item>
                <text:p>Toda GLC que não gera a cadeia vazia pode ser convertida em uma Gramática Livre de Contexto Sem Regras Nulas (GSRN) equivalente</text:p>
              </text:list-item>
              <text:list-item>
                <text:p>Toda LLC é também uma LSC, uma vez que a classe das linguagens sensíveis ao contexto inclui todas as linguagens livres de con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cm" svg:height="16.5cm" svg:x="1cm" svg:y="4cm" presentation:class="outline">
          <draw:text-box>
            <text:list text:style-name="L1">
              <text:list-item>
                <text:p>Existem LSC que não são <text:span text:style-name="T37">LLC</text:span></text:p>
                <text:list>
                  <text:list-item>
                    <text:p>Ex.: <text:s/>L<text:span text:style-name="T51">abc</text:span> = { a<text:span text:style-name="T48">n</text:span> b<text:span text:style-name="T48">n</text:span> c<text:span text:style-name="T48">n</text:span> | 0 &lt; n }</text:p>
                    <text:list>
                      <text:list-item>
                        <text:p>Existe a necessidade de "manter a contagem" simultânea de três símbolos diferentes (<text:span text:style-name="T14">a</text:span>, <text:span text:style-name="T14">b</text:span> e <text:span text:style-name="T14">c</text:span>)</text:p>
                      </text:list-item>
                      <text:list-item>
                        <text:p>As <text:span text:style-name="T37">GLC</text:span>s têm uma capacidade limitada de "memória", pois só podem substituir um não terminal por vez, independentemente do contexto</text:p>
                      </text:list-item>
                      <text:list-item>
                        <text:p>Para garantir a igualdade entre as quantidades de <text:span text:style-name="T14">a</text:span>, <text:span text:style-name="T14">b</text:span> e <text:span text:style-name="T14">c</text:span>, seria necessário um mecanismo que as <text:span text:style-name="T37">GLC</text:span>s não possu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LSCs são fechadas sob união (L₁ ∪ L₂)</text:p>
          </draw:text-box>
        </draw:frame>
        <draw:frame presentation:style-name="pr9" draw:layer="layout" svg:width="26cm" svg:height="16.5cm" svg:x="1cm" svg:y="4cm" presentation:class="outline" presentation:user-transformed="true">
          <draw:text-box>
            <text:list text:style-name="L1">
              <text:list-item>
                <text:p>Gramáticas Originais</text:p>
                <text:list>
                  <text:list-item>
                    <text:p>Sejam L₁ = L(G₁) e L₂ = L(G₂), onde G₁ e G₂ são GSCs</text:p>
                  </text:list-item>
                </text:list>
              </text:list-item>
              <text:list-item>
                <text:p>Renomeação de Variáveis</text:p>
                <text:list>
                  <text:list-item>
                    <text:p>Garantir que os não-terminais de G₁ e G₂ não se sobreponham</text:p>
                  </text:list-item>
                </text:list>
              </text:list-item>
              <text:list-item>
                <text:p>Nova Gramática G</text:p>
                <text:list>
                  <text:list-item>
                    <text:p>Incluir todas as regras de G₁ e G₂</text:p>
                  </text:list-item>
                  <text:list-item>
                    <text:p>Adicionar nova regra: S → S₁ | S₂ (sendo S o novo símbolo inicial)</text:p>
                  </text:list-item>
                </text:list>
              </text:list-item>
              <text:list-item>
                <text:p>Validação</text:p>
                <text:list>
                  <text:list-item>
                    <text:p>A regra S → S₁ | S₂ é livre de contexto, mas válida em GSCs</text:p>
                  </text:list-item>
                </text:list>
              </text:list-item>
              <text:list-item>
                <text:p>Resultado</text:p>
                <text:list>
                  <text:list-item>
                    <text:p>L(G) = L₁ ∪ L₂, provando o fechame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LSCs são fechadas sob concatenação (L₁L₂)</text:p>
          </draw:text-box>
        </draw:frame>
        <draw:frame presentation:style-name="pr9" draw:layer="layout" svg:width="26cm" svg:height="16.5cm" svg:x="1cm" svg:y="4cm" presentation:class="outline">
          <draw:text-box>
            <text:list text:style-name="L1">
              <text:list-item>
                <text:p>Combinação das Gramáticas</text:p>
                <text:list>
                  <text:list-item>
                    <text:p>Mesmo processo de renomeação de não-terminais</text:p>
                  </text:list-item>
                </text:list>
              </text:list-item>
              <text:list-item>
                <text:p>Regra de Concatenação</text:p>
                <text:list>
                  <text:list-item>
                    <text:p>Adicionar S → S₁S₂ à gramática combinada</text:p>
                  </text:list-item>
                </text:list>
              </text:list-item>
              <text:list-item>
                <text:p>Tipo da Regra</text:p>
                <text:list>
                  <text:list-item>
                    <text:p>Livre de contexto (caso especial de GSC com α = β = ε)</text:p>
                  </text:list-item>
                </text:list>
              </text:list-item>
              <text:list-item>
                <text:p>Geração da Linguagem</text:p>
                <text:list>
                  <text:list-item>
                    <text:p>L(G) = {uv | u ∈ L₁, v ∈ L₂}</text:p>
                  </text:list-item>
                </text:list>
              </text:list-item>
              <text:list-item>
                <text:p>Conclusão</text:p>
                <text:list>
                  <text:list-item>
                    <text:p>L₁L₂ é uma LS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LSCs são fechadas sob estrela (L₁)*</text:p>
          </draw:text-box>
        </draw:frame>
        <draw:frame presentation:style-name="pr9" draw:layer="layout" svg:width="26cm" svg:height="16.5cm" svg:x="1cm" svg:y="4cm" presentation:class="outline">
          <draw:text-box>
            <text:list text:style-name="L1">
              <text:list-item>
                <text:p>Caso Base (ε ∈ L₁*)</text:p>
                <text:list>
                  <text:list-item>
                    <text:p>Adicionar S → ε (se necessário; S não aparece do lado direito em outras regras)</text:p>
                  </text:list-item>
                </text:list>
              </text:list-item>
              <text:list-item>
                <text:p>Regra de Repetição</text:p>
                <text:list>
                  <text:list-item>
                    <text:p>Incluir S → S₁S para gerar cadeias de tamanho ≥ 1</text:p>
                  </text:list-item>
                </text:list>
              </text:list-item>
              <text:list-item>
                <text:p>Alternativa (se ε ∉ L₁)</text:p>
                <text:list>
                  <text:list-item>
                    <text:p>Usar S → S₁S | S₁ para L₁⁺</text:p>
                  </text:list-item>
                </text:list>
              </text:list-item>
              <text:list-item>
                <text:p>Validação</text:p>
                <text:list>
                  <text:list-item>
                    <text:p>Todas as regras da nova GSC G* devem satisfazer a condição de crescimento ou preservação do tamanho (|α| ≤ |β|)</text:p>
                  </text:list-item>
                </text:list>
              </text:list-item>
              <text:list-item>
                <text:p>Resultado Final</text:p>
                <text:list>
                  <text:list-item>
                    <text:p>Como L₁* é gerada por uma GSC válida (G*), L₁* é uma LS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3" draw:display-name="Arrowheads 63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 Condensed1" fo:font-family="'DejaVu Sans Condensed'" style:font-style-name="Condensed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666666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loext:opacity="100%" style:text-outline="false" style:text-line-through-style="none" style:text-line-through-type="none" style:font-name="DejaVu Serif Condensed" fo:font-family="'DejaVu Serif Condensed'" style:font-style-name="Condensed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" style:display-name="Default Drawing Style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font-variant="normal" fo:text-transform="none" fo:color="#ff00ff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_5f_1_5f_1" style:display-name="Default Drawing Style_1_1_1_1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_5f_1_5f_1" style:display-name="Default Drawing Style_1_1_1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e47200" loext:opacity="100%" style:text-outline="false" style:text-line-through-style="none" style:text-line-through-type="none" style:font-name="DejaVu Sans Condensed" fo:font-family="'DejaVu Sans Condensed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20_Drawing_20_Style_5f_1_5f_1_5f_1_5f_1">
      <style:graphic-properties draw:stroke="dash" draw:stroke-dash="Double_20_Dash" svg:stroke-color="#fe7f00" draw:marker-end="Arrowheads_20_18" draw:marker-end-width="0.3cm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19:56:14.149364435</dc:date>
    <meta:editing-duration>P2DT7H47M49S</meta:editing-duration>
    <meta:editing-cycles>304</meta:editing-cycles>
    <meta:generator>LibreOffice/25.2.3.2$Linux_X86_64 LibreOffice_project/520$Build-2</meta:generator>
    <meta:print-date>2025-05-15T19:56:10.293827467</meta:print-date>
    <meta:printed-by>PDF files</meta:printed-by>
    <meta:document-statistic meta:object-count="13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sup>
      <mi>a</mi>
      <msup>
        <mn>2</mn>
        <mi>n</mi>
      </msup>
    </msup>
    <annotation encoding="StarMath 5.0">a^{2^n}
</annotation>
  </semantics>
</math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